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74c3c" draw:fill="none" loext:fill-use-slide-background="false" draw:textarea-horizontal-align="justify" draw:textarea-vertical-align="middle" draw:auto-grow-height="false" fo:min-height="22.61cm" fo:min-width="16.01cm" style:protect="siz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22.86cm" svg:x="2.54cm" svg:y="2.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Richards</meta:initial-creator>
    <meta:creation-date>2024-04-26T00:06:35.706551618</meta:creation-date>
    <dc:date>2024-04-26T00:09:28.297053225</dc:date>
    <dc:creator>David Richards</dc:creator>
    <meta:editing-duration>PT2M58S</meta:editing-duration>
    <meta:editing-cycles>1</meta:editing-cycles>
    <meta:document-statistic meta:object-count="1"/>
    <meta:generator>LibreOffice/24.2.2.2$Linux_X86_64 LibreOffice_project/420$Build-2</meta:generator>
  </office:meta>
</office:document-meta>
</file>